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90000037E834134D52641B2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08cm" draw:z-index="0"><draw:image xlink:href="Pictures/10000001000004290000037E834134D52641B2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56:04.159240525</meta:creation-date>
    <dc:date>2023-11-20T15:56:48.468923074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